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4ea52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4fb8de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507b70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5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5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57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58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39" style:family="text">
      <style:text-properties fo:language="en" fo:country="US"/>
    </style:style>
    <style:style style:name="T40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1" style:family="text">
      <style:text-properties fo:color="#c9211e" loext:opacity="100%" fo:font-weight="normal" officeooo:rsid="015537ea" style:font-weight-asian="normal" style:font-weight-complex="normal"/>
    </style:style>
    <style:style style:name="T4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48"><text:span text:style-name="Strong_20_Emphasis"><text:span text:style-name="T34">❌</text:span></text:span><text:span text:style-name="T33">Self-contained subquery</text:span></text:p>
          <text:list>
            <text:list-item>
              <text:p text:style-name="P48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49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3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0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0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rrelated subquer</text:span><text:span text:style-name="T35">y</text:span></text:p>
          <text:list>
            <text:list-item>
              <text:p text:style-name="P55"><text:span text:style-name="Strong_20_Emphasis"><text:span text:style-name="T34">✅</text:span></text:span><text:span text:style-name="T33">single-valued</text:span></text:p>
            </text:list-item>
            <text:list-item>
              <text:p text:style-name="P51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1"><text:span text:style-name="Strong_20_Emphasis"><text:span text:style-name="T34">❌</text:span></text:span><text:span text:style-name="T33">IN</text:span></text:p>
                </text:list-item>
                <text:list-item>
                  <text:p text:style-name="P56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1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4"><text:span text:style-name="Strong_20_Emphasis"><text:span text:style-name="T34">✅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52"><text:span text:style-name="Strong_20_Emphasis"><text:span text:style-name="T34">❌</text:span></text:span><text:span text:style-name="T33">Views</text:span></text:p>
          <text:list>
            <text:list-item>
              <text:p text:style-name="P52"><text:span text:style-name="Strong_20_Emphasis"><text:span text:style-name="T34">❌</text:span></text:span><text:span text:style-name="T33">ENCRYPTION</text:span></text:p>
            </text:list-item>
            <text:list-item>
              <text:p text:style-name="P52"><text:span text:style-name="Strong_20_Emphasis"><text:span text:style-name="T34">❌</text:span></text:span><text:span text:style-name="T33">SCHEMABINDING</text:span></text:p>
            </text:list-item>
            <text:list-item>
              <text:p text:style-name="P52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7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3">TODO</text:span></text:p>
      <text:p text:style-name="P47"><text:span text:style-name="T15"/></text:p>
      <text:p text:style-name="P59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59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58"><text:span text:style-name="T40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3:41:53.814324296</dc:date>
    <meta:editing-duration>PT16H46M23S</meta:editing-duration>
    <meta:editing-cycles>319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